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ext_20_body">
      <style:text-properties officeooo:rsid="0007e0b1" officeooo:paragraph-rsid="0007e0b1"/>
    </style:style>
    <style:style style:name="P2" style:family="paragraph" style:parent-style-name="Text_20_body">
      <style:text-properties officeooo:rsid="0009ada8" officeooo:paragraph-rsid="0009ad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技术问题与思路</text:p>
      <text:h text:style-name="Heading_20_1" text:outline-level="1">核心技术问题</text:h>
      <text:h text:style-name="Heading_20_2" text:outline-level="2">使用MongoDB实现MDF架构</text:h>
      <text:p text:style-name="Text_20_body">学习MongoDB的使用</text:p>
      <text:h text:style-name="Heading_20_2" text:outline-level="2">Multi-tenant Support</text:h>
      <text:p text:style-name="P1">The design should be flexible to adopt different level of data privacy solution, such as Database Level, Schema Level and shared Level.</text:p>
      <text:p text:style-name="P1"><text:a xlink:type="simple" xlink:href="https://msdn.microsoft.com/en-us/library/aa479086.aspx">https://msdn.microsoft.com/en-us/library/aa479086.aspx</text:a></text:p>
      <text:p text:style-name="P2">Data backup and Restore → How to support it?</text:p>
      <text:p text:style-name="P1"/>
      <text:p text:style-name="Text_20_body"/>
      <text:p text:style-name="Text_20_body"/>
      <text:h text:style-name="Heading_20_1" text:outline-level="1">非核心技术问题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8T15:32:21.202276100</meta:creation-date>
    <dc:date>2015-08-16T22:09:09.991708393</dc:date>
    <meta:editing-duration>PT54M17S</meta:editing-duration>
    <meta:editing-cycles>5</meta:editing-cycles>
    <meta:generator>LibreOffice/4.2.8.2$Linux_X86_64 LibreOffice_project/420m0$Build-2</meta:generator>
    <meta:document-statistic meta:table-count="0" meta:image-count="0" meta:object-count="0" meta:page-count="1" meta:paragraph-count="9" meta:word-count="73" meta:character-count="317" meta:non-whitespace-character-count="279"/>
  </office:meta>
</office:document-meta>
</file>